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2864" officeooo:paragraph-rsid="00182864"/>
    </style:style>
    <style:style style:name="P2" style:family="paragraph" style:parent-style-name="Standard">
      <style:text-properties officeooo:rsid="00182864" officeooo:paragraph-rsid="00236c77"/>
    </style:style>
    <style:style style:name="P3" style:family="paragraph" style:parent-style-name="Standard">
      <style:text-properties officeooo:rsid="00182864" officeooo:paragraph-rsid="0025eabe"/>
    </style:style>
    <style:style style:name="P4" style:family="paragraph" style:parent-style-name="Standard">
      <style:text-properties officeooo:rsid="00182864" officeooo:paragraph-rsid="002b8764"/>
    </style:style>
    <style:style style:name="P5" style:family="paragraph" style:parent-style-name="Standard">
      <style:text-properties officeooo:rsid="00182864" officeooo:paragraph-rsid="002f48c5"/>
    </style:style>
    <style:style style:name="P6" style:family="paragraph" style:parent-style-name="Standard">
      <style:text-properties officeooo:rsid="001ae8d2" officeooo:paragraph-rsid="001ae8d2"/>
    </style:style>
    <style:style style:name="P7" style:family="paragraph" style:parent-style-name="Standard">
      <style:text-properties officeooo:rsid="001e211f" officeooo:paragraph-rsid="001e211f"/>
    </style:style>
    <style:style style:name="P8" style:family="paragraph" style:parent-style-name="Standard">
      <style:text-properties officeooo:rsid="0025eabe" officeooo:paragraph-rsid="002b8764"/>
    </style:style>
    <style:style style:name="P9" style:family="paragraph" style:parent-style-name="Standard">
      <style:text-properties officeooo:rsid="0018b2b2" officeooo:paragraph-rsid="003194c8"/>
    </style:style>
    <style:style style:name="P10" style:family="paragraph" style:parent-style-name="Standard">
      <style:text-properties officeooo:rsid="003194c8" officeooo:paragraph-rsid="003194c8"/>
    </style:style>
    <style:style style:name="P11" style:family="paragraph" style:parent-style-name="Standard">
      <style:text-properties officeooo:rsid="00182864" officeooo:paragraph-rsid="00182864"/>
    </style:style>
    <style:style style:name="P12" style:family="paragraph" style:parent-style-name="Standard">
      <style:text-properties officeooo:rsid="00321518" officeooo:paragraph-rsid="00321518"/>
    </style:style>
    <style:style style:name="P13" style:family="paragraph">
      <style:paragraph-properties fo:text-align="center"/>
    </style:style>
    <style:style style:name="T1" style:family="text">
      <style:text-properties officeooo:rsid="001c4d9f"/>
    </style:style>
    <style:style style:name="T2" style:family="text">
      <style:text-properties officeooo:rsid="00236c77"/>
    </style:style>
    <style:style style:name="T3" style:family="text">
      <style:text-properties officeooo:rsid="0025eabe"/>
    </style:style>
    <style:style style:name="T4" style:family="text">
      <style:text-properties officeooo:rsid="0027d502"/>
    </style:style>
    <style:style style:name="T5" style:family="text">
      <style:text-properties officeooo:rsid="002d57fd"/>
    </style:style>
    <style:style style:name="T6" style:family="text">
      <style:text-properties officeooo:rsid="00280f30"/>
    </style:style>
    <style:style style:name="T7" style:family="text">
      <style:text-properties officeooo:rsid="0031d02b"/>
    </style:style>
    <style:style style:name="T8" style:family="text">
      <style:text-properties fo:color="#000000" style:font-name="Linux Biolinum G" fo:font-size="12pt" fo:font-style="normal" fo:font-weight="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draw:stroke="solid" draw:stroke-dash="Dashed_20__28_var_29__20_4" svg:stroke-width="0.51pt" svg:stroke-color="#000000" svg:stroke-opacity="75%" draw:stroke-linejoin="miter" draw:fill-color="#323232" draw:opacity="10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none" draw:fill-color="#ffffff" draw:auto-grow-width="true" fo:min-height="2.86pt" fo:min-width="2.86pt" style:run-through="background" style:vertical-pos="from-top" style:horizontal-pos="from-left" style:horizontal-rel="paragraph" draw:wrap-influence-on-position="once-concurrent" style:flow-with-text="false"/>
    </style:style>
    <style:style style:name="gr3" style:family="graphic">
      <style:graphic-properties draw:stroke="solid" draw:stroke-dash="Dashed_20__28_var_29__20_4" svg:stroke-width="0.51pt" svg:stroke-color="#000000" svg:stroke-opacity="0%" draw:stroke-linejoin="miter" draw:fill-color="#323232" draw:opacity="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draw:stroke-dash="Dashed_20__28_var_29__20_4" svg:stroke-width="0.51pt" svg:stroke-color="#000000" svg:stroke-opacity="0%" draw:stroke-linejoin="miter" draw:fill-color="#323232" draw:opacity="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style:run-through="background" style:vertical-pos="from-top" style:vertical-rel="page" style:horizontal-pos="from-left" style:horizontal-rel="paragraph"/>
    </style:style>
    <style:style style:name="gr6" style:family="graphic">
      <style:graphic-properties draw:stroke="dash" draw:stroke-dash="Dashed_20__28_var_29__20_4" svg:stroke-width="0.51pt" svg:stroke-color="#000000" svg:stroke-opacity="75%" draw:stroke-linejoin="miter" draw:fill-color="#008000" draw:opacity="10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style>
    <style:style style:name="gr7" style:family="graphic">
      <style:graphic-properties draw:stroke="solid" draw:stroke-dash="Dashed_20__28_var_29__20_5" svg:stroke-width="0.51pt" svg:stroke-color="#000000" svg:stroke-opacity="75%" draw:stroke-linejoin="round" svg:stroke-linecap="butt" draw:fill="solid" draw:fill-color="#e6e6e6" draw:opacity="100%" draw:textarea-horizontal-align="center" draw:textarea-vertical-align="middle" fo:padding-top="0.26pt" fo:padding-bottom="0.26pt" fo:padding-left="0.26pt" fo:padding-right="0.26pt" style:run-through="background"/>
    </style:style>
    <style:style style:name="gr8" style:family="graphic">
      <style:graphic-properties draw:stroke="none" draw:stroke-dash="Dashed_20__28_var_29__20_5" svg:stroke-width="0.51pt" svg:stroke-color="#000000" svg:stroke-opacity="0%" draw:stroke-linejoin="round" svg:stroke-linecap="butt" draw:fill="none" draw:fill-color="#000000" draw:opacity="100%" draw:textarea-horizontal-align="center" draw:textarea-vertical-align="middle" style:run-through="background"/>
    </style:style>
    <style:style style:name="gr9" style:family="graphic">
      <style:graphic-properties draw:stroke="solid" draw:stroke-dash="Dashed_20__28_var_29__20_5" svg:stroke-width="0.51pt" svg:stroke-color="#000000" svg:stroke-opacity="75%" draw:stroke-linejoin="round" svg:stroke-linecap="butt" draw:textarea-horizontal-align="center" draw:textarea-vertical-align="middle" fo:padding-top="0.26pt" fo:padding-bottom="0.26pt" fo:padding-left="0.26pt" fo:padding-right="0.26pt"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1" draw:z-index="0" draw:name="turtle" draw:style-name="gr1" draw:text-style-name="P13" drawooo:display="printer" svg:width="0pt" svg:height="0pt" svg:x="187.4pt" svg:y="279.69pt" svg:viewBox="0 0 0 0" draw:points="0,0">
        <text:p/>
      </draw:polygon>
      <draw:polygon text:anchor-type="page" text:anchor-page-number="1" draw:z-index="2" draw:name="turtle" draw:style-name="gr3" draw:text-style-name="P13" drawooo:display="printer" svg:width="0pt" svg:height="0pt" svg:x="187.4pt" svg:y="279.64pt" svg:viewBox="0 0 0 0" draw:points="0,0">
        <text:p/>
      </draw:polygon>
      <draw:polygon text:anchor-type="page" text:anchor-page-number="1" draw:z-index="3" draw:name="turtle" draw:style-name="gr3" draw:text-style-name="P13" drawooo:display="printer" svg:width="0pt" svg:height="0pt" svg:x="187.46pt" svg:y="279.64pt" svg:viewBox="0 0 0 0" draw:points="0,0">
        <text:p/>
      </draw:polygon>
      <draw:polygon text:anchor-type="page" text:anchor-page-number="0" draw:z-index="4" draw:name="turtle" draw:style-name="gr4" draw:text-style-name="P13" drawooo:display="printer" svg:width="0pt" svg:height="0pt" svg:x="187.46pt" svg:y="279.64pt" svg:viewBox="0 0 0 0" draw:points="0,0">
        <text:p/>
      </draw:polygon>
      <draw:g text:anchor-type="page" text:anchor-page-number="0" draw:z-index="5" draw:style-name="gr5">
        <draw:path draw:name="turtle" draw:style-name="gr6" draw:text-style-name="P13" svg:width="59.98pt" svg:height="59.98pt" svg:x="267.36pt" svg:y="390.64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olygon draw:style-name="gr7" draw:text-style-name="P13" svg:width="199.98pt" svg:height="281.96pt" svg:x="197.4pt" svg:y="279.69pt" svg:viewBox="0 0 7056 9948" draw:points="0,0 7056,0 7056,9948 0,9948">
          <text:p/>
        </draw:polygon>
        <draw:rect draw:style-name="gr8" draw:text-style-name="P13" svg:width="35.01pt" svg:height="14.06pt" svg:x="199.84pt" svg:y="413.63pt">
          <text:p><text:span text:style-name="T8">Ovest</text:span></text:p>
        </draw:rect>
        <draw:path draw:style-name="gr9" draw:text-style-name="P13" svg:width="113.98pt" svg:height="197.38pt" svg:x="243.41pt" svg:y="321.93pt" svg:viewBox="0 0 4022 6964" svg:d="M0 3482h4022M1903 0v6964">
          <text:p/>
        </draw:path>
        <draw:rect draw:style-name="gr8" draw:text-style-name="P13" svg:width="18.68pt" svg:height="14.06pt" svg:x="368.11pt" svg:y="413.63pt">
          <text:p><text:span text:style-name="T8">Est</text:span></text:p>
        </draw:rect>
        <draw:rect draw:style-name="gr8" draw:text-style-name="P13" svg:width="28.77pt" svg:height="14.06pt" svg:x="283.01pt" svg:y="300.84pt">
          <text:p><text:span text:style-name="T8">Nord</text:span></text:p>
        </draw:rect>
        <draw:rect draw:style-name="gr8" draw:text-style-name="P13" svg:width="22.96pt" svg:height="14.06pt" svg:x="285.9pt" svg:y="526.45pt">
          <text:p><text:span text:style-name="T8">Sud</text:span></text:p>
        </draw:rect>
      </draw:g>
      <text:p text:style-name="P4">; <text:s/><text:span text:style-name="T3">FIGURA 1</text:span></text:p>
      <text:p text:style-name="P8">; Le coordinate della pagina</text:p>
      <text:p text:style-name="P4">; <text:span text:style-name="T5">Versione 1.</text:span></text:p>
      <text:p text:style-name="P4">; <text:span text:style-name="T5">A.R. Formiconi</text:span></text:p>
      <text:p text:style-name="P4">; <text:span text:style-name="T5">25 luglio 2016</text:span></text:p>
      <text:p text:style-name="P4"/>
      <text:p text:style-name="P3"/>
      <text:p text:style-name="P3">; <text:span text:style-name="T4">Versione scritta come viene, senza particolari ottimizzazioni</text:span></text:p>
      <text:p text:style-name="P3"/>
      <text:p text:style-name="P3">; <text:s/><text:span text:style-name="T3">Predispone tutto</text:span><draw:frame text:anchor-type="as-char" svg:y="0pt" draw:z-index="1" draw:style-name="gr2" drawooo:display="printer" svg:width="32.37pt" svg:height="14.06pt"><draw:text-box><text:p><text:span text:style-name="T8">[0, 0]</text:span></text:p></draw:text-box></draw:frame></text:p>
      <text:p text:style-name="P2"><text:span text:style-name="T2">C</text:span>LEARSCREEN</text:p>
      <text:p text:style-name="P1">HOME</text:p>
      <text:p text:style-name="P10">SHOWTURTLE</text:p>
      <text:p text:style-name="P5">A = 200<text:tab/><text:tab/><text:tab/><text:tab/>; <text:span text:style-name="T6">lato corto del rettangolo che rappresenta la pagina</text:span></text:p>
      <text:p text:style-name="P1">B = 282<text:tab/><text:tab/><text:tab/><text:tab/>; <text:span text:style-name="T3">lato lungo</text:span></text:p>
      <text:p text:style-name="P6">FILLCOLOR <text:span text:style-name="T1">[230, 230, 230]<text:tab/>; fissa a grigio chiaro il colore di riempimento</text:span></text:p>
      <text:p text:style-name="P1">PENUP</text:p>
      <text:p text:style-name="P1">FORWARD B/2<text:tab/><text:tab/><text:tab/>; <text:span text:style-name="T3">si dirige verso l'angolo in alto a sinistra</text:span></text:p>
      <text:p text:style-name="P1">HEADING 9h</text:p>
      <text:p text:style-name="P1">FORWARD A/2</text:p>
      <text:p text:style-name="P1">HEADING 3h<text:tab/><text:tab/><text:tab/><text:tab/>; <text:span text:style-name="T3">e punta verso destra (ore 3)</text:span></text:p>
      <text:p text:style-name="P1">PENDOWN</text:p>
      <text:p text:style-name="P1"/>
      <text:p text:style-name="P1">; <text:span text:style-name="T3">disegna il rettangolo, ruotando in senso orario</text:span></text:p>
      <text:p text:style-name="P1"/>
      <text:p text:style-name="P7">FORWARD A</text:p>
      <text:p text:style-name="P7">RIGHT 90</text:p>
      <text:p text:style-name="P7">FORWARD B</text:p>
      <text:p text:style-name="P7">RIGHT <text:s/>90</text:p>
      <text:p text:style-name="P7">FORWARD A</text:p>
      <text:p text:style-name="P7">FILL<text:tab/><text:tab/><text:tab/><text:tab/><text:tab/>; <text:span text:style-name="T3">riempie il rettangolo</text:span></text:p>
      <text:p text:style-name="P7">PENUP</text:p>
      <text:p text:style-name="P7">RIGHT 90</text:p>
      <text:p text:style-name="P7">FORWARD B<text:tab/><text:tab/><text:tab/><text:tab/>; <text:span text:style-name="T3">si posiziona nell'angolo in alto a sinistra del foglio</text:span></text:p>
      <text:p text:style-name="P7"/>
      <text:p text:style-name="P10">BACK B/2</text:p>
      <text:p text:style-name="P10">RIGHT 90</text:p>
      <text:p text:style-name="P10">FORWARD A/10</text:p>
      <text:p text:style-name="P10">HEADING 0</text:p>
      <text:p text:style-name="P10">LABEL “Ovest”</text:p>
      <text:p text:style-name="P10">HEADING 3h</text:p>
      <text:p text:style-name="P10">FORWARD A*<text:span text:style-name="T7">1.3</text:span>/10</text:p>
      <text:p text:style-name="P10">PENDOWN</text:p>
      <text:p text:style-name="P10">FORWARD A*<text:span text:style-name="T7">5.7</text:span>/10</text:p>
      <text:p text:style-name="P10">PENUP</text:p>
      <text:p text:style-name="P10">FORWARD A/10</text:p>
      <text:p text:style-name="P10">HEADING 0</text:p>
      <text:p text:style-name="P10"><text:soft-page-break/>LABEL “Est”</text:p>
      <text:p text:style-name="P10">HEADING 3h</text:p>
      <text:p text:style-name="P10">FORWARD A/10</text:p>
      <text:p text:style-name="P10">HEADING 0</text:p>
      <text:p text:style-name="P10">FORWARD B/2</text:p>
      <text:p text:style-name="P10">HEADING 9h</text:p>
      <text:p text:style-name="P10">FORWARD A/2</text:p>
      <text:p text:style-name="P10">HEADING 0</text:p>
      <text:p text:style-name="P10">BACK B*2/20</text:p>
      <text:p text:style-name="P10">LABEL “Nord”</text:p>
      <text:p text:style-name="P10">BACK B/20</text:p>
      <text:p text:style-name="P10">PENDOWN</text:p>
      <text:p text:style-name="P10">BACK B*14/20</text:p>
      <text:p text:style-name="P10">PENUP</text:p>
      <text:p text:style-name="P10">BACK B/20</text:p>
      <text:p text:style-name="P10">LABEL “Sud”</text:p>
      <text:p text:style-name="P12">FORWARD B*8/20</text:p>
      <text:p text:style-name="P9"/>
      <text:p text:style-name="P12">FILLCOLOR “G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2="1" draw:dots2-length="0.57pt" draw:distance="0.57pt"/>
    <draw:stroke-dash draw:name="Dashed_20__28_var_29__20_5" draw:display-name="Dashed (var) 5"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22:29:33.086901965</meta:creation-date>
    <dc:date>2016-07-30T10:37:19.766935333</dc:date>
    <meta:editing-duration>PT2H46M9S</meta:editing-duration>
    <meta:editing-cycles>17</meta:editing-cycles>
    <meta:generator>LibreOffice/4.2.8.2$Linux_x86 LibreOffice_project/420m0$Build-2</meta:generator>
    <meta:document-statistic meta:table-count="0" meta:image-count="0" meta:object-count="0" meta:page-count="2" meta:paragraph-count="59" meta:word-count="183" meta:character-count="1010" meta:non-whitespace-character-count="865"/>
  </office:meta>
</office:document-meta>
</file>